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5000002C32B0E840B050A2346.png" manifest:media-type="image/png"/>
  <manifest:file-entry manifest:full-path="Pictures/10000000000003E7000003D6EF51CAC7FC152F04.png" manifest:media-type="image/png"/>
  <manifest:file-entry manifest:full-path="Pictures/10000000000003AC000002AA2B8D34DFDF509F2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width="0.035cm" svg:stroke-color="#ff3333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3cm" svg:stroke-color="#ff3333" draw:marker-start-width="0.279cm" draw:marker-end-width="0.279cm" draw:fill="none" draw:fill-color="#ffffff" draw:textarea-horizontal-align="left" draw:auto-grow-height="true" draw:auto-grow-width="true" fo:min-height="0.945cm" fo:min-width="12.376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81cm" svg:stroke-color="#ff3333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dash" draw:stroke-dash="Ultrafine_20_Dotted_20__28_var_29_" svg:stroke-width="0.081cm" svg:stroke-color="#ff3333" draw:marker-start-width="0.321cm" draw:marker-end-width="0.321cm" draw:fill-color="#ff3333" draw:opacity="19%" draw:textarea-horizontal-align="justify" draw:textarea-vertical-align="middle" draw:auto-grow-height="false" fo:min-height="1.447cm" fo:min-width="2.569cm" fo:padding-top="0.165cm" fo:padding-bottom="0.165cm" fo:padding-left="0.29cm" fo:padding-right="0.29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53cm" svg:stroke-color="#ff3333" draw:marker-start-width="0.279cm" draw:marker-end-width="0.279cm" draw:fill="none" draw:fill-color="#ffffff" draw:textarea-horizontal-align="left" draw:auto-grow-height="true" draw:auto-grow-width="true" fo:min-height="0.945cm" fo:min-width="12.995cm" fo:padding-top="0.151cm" fo:padding-bottom="0.151cm" fo:padding-left="0.276cm" fo:padding-right="0.276cm"/>
    </style:style>
    <style:style style:name="gr7" style:family="graphic" style:parent-style-name="standard">
      <style:graphic-properties draw:stroke="dash" draw:stroke-dash="Ultrafine_20_Dotted_20__28_var_29_" svg:stroke-width="0.081cm" svg:stroke-color="#ff3333" draw:marker-start-width="0.321cm" draw:marker-end-width="0.321cm" draw:fill-color="#ff3333" draw:opacity="19%" draw:textarea-horizontal-align="justify" draw:textarea-vertical-align="middle" draw:auto-grow-height="false" fo:min-height="1.055cm" fo:min-width="1.123cm" fo:padding-top="0.165cm" fo:padding-bottom="0.165cm" fo:padding-left="0.29cm" fo:padding-right="0.29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3333" draw:opacity="19%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.278cm" svg:height="13.986cm" svg:x="0.806cm" svg:y="3.373cm">
          <draw:image xlink:href="Pictures/10000000000003AC000002AA2B8D34DFDF509F21.png" xlink:type="simple" xlink:show="embed" xlink:actuate="onLoad">
            <text:p/>
          </draw:image>
        </draw:frame>
        <draw:frame draw:style-name="gr2" draw:text-style-name="P2" draw:layer="layout" svg:width="12.928cm" svg:height="1.247cm" svg:x="6.582cm" svg:y="1.12cm">
          <draw:text-box>
            <text:p><text:span text:style-name="T1">Materials Project </text:span><text:span text:style-name="T2">API key</text:span><text:span text:style-name="T1"> is here</text:span></text:p>
          </draw:text-box>
        </draw:frame>
        <draw:line draw:style-name="gr3" draw:text-style-name="P1" draw:layer="layout" svg:x1="11.713cm" svg:y1="2.367cm" svg:x2="10.795cm" svg:y2="7.232cm">
          <text:p/>
        </draw:line>
        <draw:custom-shape draw:style-name="gr4" draw:text-style-name="P3" draw:layer="layout" svg:width="4.339cm" svg:height="2.399cm" svg:x="8.467cm" svg:y="7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9.278cm" svg:height="18.949cm" svg:x="0.806cm" svg:y="5.441cm">
          <draw:image xlink:href="Pictures/10000000000003E7000003D6EF51CAC7FC152F04.png" xlink:type="simple" xlink:show="embed" xlink:actuate="onLoad">
            <text:p/>
          </draw:image>
        </draw:frame>
        <draw:frame draw:style-name="gr6" draw:text-style-name="P2" draw:layer="layout" svg:width="13.547cm" svg:height="1.247cm" svg:x="6.582cm" svg:y="3.021cm">
          <draw:text-box>
            <text:p><text:span text:style-name="T1">Materials Project </text:span><text:span text:style-name="T2">ID (mpid)</text:span><text:span text:style-name="T1"> is here</text:span></text:p>
          </draw:text-box>
        </draw:frame>
        <draw:line draw:style-name="gr3" draw:text-style-name="P1" draw:layer="layout" svg:x1="9.895cm" svg:y1="4.268cm" svg:x2="5.159cm" svg:y2="8.731cm">
          <text:p/>
        </draw:line>
        <draw:custom-shape draw:style-name="gr7" draw:text-style-name="P3" draw:layer="layout" svg:width="2.407cm" svg:height="1.957cm" svg:x="2.886cm" svg:y="8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8" draw:text-style-name="P5" draw:layer="layout" svg:width="17.241cm" svg:height="16.813cm" svg:x="1.549cm" svg:y="3.745cm">
          <draw:image xlink:href="Pictures/10000000000002D5000002C32B0E840B050A2346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899cm" svg:height="16.239cm" svg:x="1.05cm" svg:y="6.552cm" presentation:class="outline" presentation:placeholder="true">
        <draw:text-box/>
      </draw:frame>
      <draw:frame presentation:style-name="Mpr1" draw:text-style-name="MP2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1.931cm" svg:x="7.182cm" svg:y="25.50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1.931cm" svg:x="15.057cm" svg:y="25.50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2T14:02:59.048514316</meta:creation-date>
    <dc:date>2018-02-05T17:04:52.968248499</dc:date>
    <meta:editing-duration>PT9M33S</meta:editing-duration>
    <meta:editing-cycles>9</meta:editing-cycles>
    <meta:generator>LibreOffice/5.1.6.2$Linux_X86_64 LibreOffice_project/10m0$Build-2</meta:generator>
    <meta:document-statistic meta:object-count="36"/>
  </office:meta>
</office:document-meta>
</file>